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 2 - (Flow Chart Semplificato)</text:p>
      <text:p text:style-name="P1"/>
      <text:p text:style-name="P1"><draw:custom-shape text:anchor-type="paragraph" draw:z-index="0" draw:style-name="gr1" draw:text-style-name="P2" svg:width="3.335cm" svg:height="0.795cm" svg:x="6.867cm" svg:y="0.12cm"><text:p text:style-name="P2">INIZ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svg:width="0.345cm" svg:height="0.588cm" svg:x="8.322cm" svg:y="0.9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" draw:style-name="gr3" draw:text-style-name="P2" svg:width="3.123cm" svg:height="0.72cm" svg:x="6.946cm" svg:y="1.469cm"><text:p text:style-name="P2">Configurazioni</text:p></draw:rect><draw:custom-shape text:anchor-type="paragraph" draw:z-index="3" draw:style-name="gr2" svg:width="0.345cm" svg:height="1.377cm" svg:x="8.296cm" svg:y="2.1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" draw:style-name="gr3" draw:text-style-name="P2" svg:width="5.986cm" svg:height="1.091cm" svg:x="5.491cm" svg:y="3.56cm"><text:p text:style-name="P2">Avanti con accelerazione progresiva </text:p><text:p text:style-name="P2">tramite modulazione PWM</text:p></draw:rect><draw:custom-shape text:anchor-type="paragraph" draw:z-index="5" draw:style-name="gr2" svg:width="0.345cm" svg:height="0.953cm" svg:x="8.296cm" svg:y="4.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1" svg:width="3.652cm" svg:height="1.059cm" svg:x="6.655cm" svg:y="5.623cm"><text:p text:style-name="P2">Testo SE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" draw:style-name="gr4" draw:text-style-name="P2" svg:width="1.588cm" svg:height="1.061cm" svg:x="5.226cm" svg:y="5.092cm"><draw:text-box><text:p text:style-name="P2">Non</text:p><text:p text:style-name="P2">Premuto</text:p></draw:text-box></draw:frame><draw:frame text:anchor-type="paragraph" draw:z-index="8" draw:style-name="gr5" draw:text-style-name="P2" svg:width="1.588cm" svg:height="0.606cm" svg:x="9.195cm" svg:y="5.332cm"><draw:text-box><text:p text:style-name="P2">Premuto</text:p></draw:text-box></draw:frame><draw:custom-shape text:anchor-type="paragraph" draw:z-index="9" draw:style-name="gr1" svg:width="3.652cm" svg:height="1.059cm" svg:x="6.655cm" svg:y="8.692cm"><text:p text:style-name="P2">Testo SE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style-name="gr6" draw:text-style-name="P2" svg:x1="6.655cm" svg:y1="6.152cm" svg:x2="4.792cm" svg:y2="6.152cm"><text:p/></draw:line><draw:line text:anchor-type="paragraph" draw:z-index="11" draw:style-name="gr6" draw:text-style-name="P2" svg:x1="4.792cm" svg:y1="6.152cm" svg:x2="4.792cm" svg:y2="7.448cm"><text:p/></draw:line><draw:line text:anchor-type="paragraph" draw:z-index="12" draw:style-name="gr6" draw:text-style-name="P2" svg:x1="4.792cm" svg:y1="7.449cm" svg:x2="8.48cm" svg:y2="7.449cm"><text:p/></draw:line><draw:line text:anchor-type="paragraph" draw:z-index="13" draw:style-name="gr6" draw:text-style-name="P2" svg:x1="8.481cm" svg:y1="7.449cm" svg:x2="8.481cm" svg:y2="8.693cm"><text:p/></draw:line><draw:frame text:anchor-type="paragraph" draw:z-index="14" draw:style-name="gr4" draw:text-style-name="P2" svg:width="1.588cm" svg:height="1.061cm" svg:x="5.253cm" svg:y="8.162cm"><draw:text-box><text:p text:style-name="P2">Non</text:p><text:p text:style-name="P2">Premuto</text:p></draw:text-box></draw:frame><draw:line text:anchor-type="paragraph" draw:z-index="15" draw:style-name="gr6" draw:text-style-name="P2" svg:x1="6.655cm" svg:y1="9.222cm" svg:x2="4.253cm" svg:y2="9.227cm"><text:p/></draw:line><draw:line text:anchor-type="paragraph" draw:z-index="16" draw:style-name="gr6" draw:text-style-name="P2" svg:x1="4.253cm" svg:y1="9.227cm" svg:x2="4.253cm" svg:y2="4.941cm"><text:p/></draw:line><draw:line text:anchor-type="paragraph" draw:z-index="17" draw:style-name="gr6" draw:text-style-name="P2" svg:x1="4.253cm" svg:y1="4.941cm" svg:x2="8.296cm" svg:y2="4.941cm"><text:p/></draw:line><draw:rect text:anchor-type="paragraph" draw:z-index="18" draw:style-name="gr3" draw:text-style-name="P2" svg:width="3.308cm" svg:height="1.138cm" svg:x="12.767cm" svg:y="17.588cm"><text:p text:style-name="P2">* Testo altre 2</text:p><text:p text:style-name="P2">Volte il sensore SE1</text:p></draw:rect><draw:rect text:anchor-type="paragraph" draw:z-index="19" draw:style-name="gr3" draw:text-style-name="P2" svg:width="3.308cm" svg:height="1.138cm" svg:x="0.437cm" svg:y="17.588cm"><text:p text:style-name="P2">* Testo altre 2</text:p><text:p text:style-name="P2">Volte il sensore SE2</text:p></draw:rect><draw:rect text:anchor-type="paragraph" draw:z-index="20" draw:style-name="gr3" draw:text-style-name="P2" svg:width="3.308cm" svg:height="1.138cm" svg:x="12.767cm" svg:y="15.762cm"><text:p text:style-name="P2">Blocco i motori</text:p></draw:rect><draw:rect text:anchor-type="paragraph" draw:z-index="22" draw:style-name="gr3" draw:text-style-name="P2" svg:width="3.308cm" svg:height="1.138cm" svg:x="12.741cm" svg:y="12.137cm"><text:p text:style-name="P2">Entrambi i congoli</text:p><text:p text:style-name="P2">indietro</text:p></draw:rect><draw:rect text:anchor-type="paragraph" draw:z-index="23" draw:style-name="gr3" draw:text-style-name="P2" svg:width="3.308cm" svg:height="1.138cm" svg:x="12.767cm" svg:y="10.259cm"><text:p text:style-name="P2">Ritardo</text:p></draw:rect><draw:rect text:anchor-type="paragraph" draw:z-index="24" draw:style-name="gr3" draw:text-style-name="P2" svg:width="3.308cm" svg:height="1.138cm" svg:x="12.767cm" svg:y="8.539cm"><text:p text:style-name="P2">Blocca il congolo</text:p><text:p text:style-name="P2">DX</text:p></draw:rect><draw:rect text:anchor-type="paragraph" draw:z-index="25" draw:style-name="gr3" draw:text-style-name="P2" svg:width="3.308cm" svg:height="1.138cm" svg:x="12.793cm" svg:y="6.793cm"><text:p text:style-name="P2">Ritardo</text:p></draw:rect><draw:rect text:anchor-type="paragraph" draw:z-index="26" draw:style-name="gr3" draw:text-style-name="P2" svg:width="3.308cm" svg:height="1.138cm" svg:x="12.793cm" svg:y="4.994cm"><text:p text:style-name="P2">Blocca il congolo</text:p><text:p text:style-name="P2">SX</text:p></draw:rect><draw:rect text:anchor-type="paragraph" draw:z-index="27" draw:style-name="gr3" draw:text-style-name="P2" svg:width="3.308cm" svg:height="1.138cm" svg:x="12.793cm" svg:y="3.194cm"><text:p text:style-name="P2">Ritardo</text:p></draw:rect><draw:line text:anchor-type="paragraph" draw:z-index="28" draw:style-name="gr6" draw:text-style-name="P2" svg:x1="10.306cm" svg:y1="6.152cm" svg:x2="12.269cm" svg:y2="6.152cm"><text:p/></draw:line><draw:line text:anchor-type="paragraph" draw:z-index="29" draw:style-name="gr6" draw:text-style-name="P2" svg:x1="12.27cm" svg:y1="6.152cm" svg:x2="12.217cm" svg:y2="19.995cm"><text:p/></draw:line><draw:line text:anchor-type="paragraph" draw:z-index="30" draw:style-name="gr6" draw:text-style-name="P2" svg:x1="12.217cm" svg:y1="19.995cm" svg:x2="14.44cm" svg:y2="19.995cm"><text:p/></draw:line><draw:line text:anchor-type="paragraph" draw:z-index="31" draw:style-name="gr6" draw:text-style-name="P2" svg:x1="14.439cm" svg:y1="19.995cm" svg:x2="14.439cm" svg:y2="18.725cm"><text:p/></draw:line><draw:line text:anchor-type="paragraph" draw:z-index="32" draw:style-name="gr6" draw:text-style-name="P2" svg:x1="14.466cm" svg:y1="17.588cm" svg:x2="14.466cm" svg:y2="16.9cm"><text:p/></draw:line><draw:line text:anchor-type="paragraph" draw:z-index="33" draw:style-name="gr6" draw:text-style-name="P2" svg:x1="14.439cm" svg:y1="15.762cm" svg:x2="14.439cm" svg:y2="15.074cm"><text:p/></draw:line><draw:line text:anchor-type="paragraph" draw:z-index="34" draw:style-name="gr6" draw:text-style-name="P2" svg:x1="14.439cm" svg:y1="13.989cm" svg:x2="14.439cm" svg:y2="13.301cm"><text:p/></draw:line><draw:line text:anchor-type="paragraph" draw:z-index="35" draw:style-name="gr6" draw:text-style-name="P2" svg:x1="14.466cm" svg:y1="12.137cm" svg:x2="14.466cm" svg:y2="11.396cm"><text:p/></draw:line><draw:line text:anchor-type="paragraph" draw:z-index="36" draw:style-name="gr6" draw:text-style-name="P2" svg:x1="14.439cm" svg:y1="10.259cm" svg:x2="14.439cm" svg:y2="9.677cm"><text:p/></draw:line><draw:line text:anchor-type="paragraph" draw:z-index="37" draw:style-name="gr6" draw:text-style-name="P2" svg:x1="14.439cm" svg:y1="6.792cm" svg:x2="14.439cm" svg:y2="6.131cm"><text:p/></draw:line><draw:line text:anchor-type="paragraph" draw:z-index="38" draw:style-name="gr6" draw:text-style-name="P2" svg:x1="14.466cm" svg:y1="4.993cm" svg:x2="14.466cm" svg:y2="4.332cm"><text:p/></draw:line><draw:line text:anchor-type="paragraph" draw:z-index="39" draw:style-name="gr6" draw:text-style-name="P2" svg:x1="14.466cm" svg:y1="2.454cm" svg:x2="8.64cm" svg:y2="2.454cm"><text:p/></draw:line><draw:line text:anchor-type="paragraph" draw:z-index="40" draw:style-name="gr6" draw:text-style-name="P2" svg:x1="14.492cm" svg:y1="3.195cm" svg:x2="14.466cm" svg:y2="2.454cm"><text:p/></draw:line><draw:rect text:anchor-type="paragraph" draw:z-index="41" draw:style-name="gr3" draw:text-style-name="P2" svg:width="3.308cm" svg:height="1.138cm" svg:x="0.49cm" svg:y="15.762cm"><text:p text:style-name="P2">Blocco i motori</text:p></draw:rect><draw:rect text:anchor-type="paragraph" draw:z-index="21" draw:style-name="gr3" draw:text-style-name="P2" svg:width="3.308cm" svg:height="1.138cm" svg:x="12.741cm" svg:y="13.989cm"><text:p text:style-name="P2">Ritardo</text:p></draw:rect><draw:rect text:anchor-type="paragraph" draw:z-index="42" draw:style-name="gr3" draw:text-style-name="P2" svg:width="3.308cm" svg:height="1.138cm" svg:x="0.517cm" svg:y="13.989cm"><text:p text:style-name="P2">Ritardo</text:p></draw:rect><draw:rect text:anchor-type="paragraph" draw:z-index="43" draw:style-name="gr3" draw:text-style-name="P2" svg:width="3.308cm" svg:height="1.138cm" svg:x="0.543cm" svg:y="12.137cm"><text:p text:style-name="P2">Entrambi i congoli</text:p><text:p text:style-name="P2">indietro</text:p></draw:rect><draw:rect text:anchor-type="paragraph" draw:z-index="44" draw:style-name="gr3" draw:text-style-name="P2" svg:width="3.308cm" svg:height="1.138cm" svg:x="0.57cm" svg:y="10.259cm"><text:p text:style-name="P2">Ritardo</text:p></draw:rect><draw:rect text:anchor-type="paragraph" draw:z-index="45" draw:style-name="gr3" draw:text-style-name="P2" svg:width="3.308cm" svg:height="1.138cm" svg:x="0.623cm" svg:y="8.539cm"><text:p text:style-name="P2">Blocca il congolo</text:p><text:p text:style-name="P2">SX</text:p></draw:rect><draw:rect text:anchor-type="paragraph" draw:z-index="46" draw:style-name="gr3" draw:text-style-name="P2" svg:width="3.308cm" svg:height="1.138cm" svg:x="0.649cm" svg:y="6.793cm"><text:p text:style-name="P2">Ritardo</text:p></draw:rect><draw:rect text:anchor-type="paragraph" draw:z-index="47" draw:style-name="gr3" draw:text-style-name="P2" svg:width="3.308cm" svg:height="1.138cm" svg:x="0.676cm" svg:y="4.994cm"><text:p text:style-name="P2">Blocca il congolo</text:p><text:p text:style-name="P2">DX</text:p></draw:rect><draw:rect text:anchor-type="paragraph" draw:z-index="48" draw:style-name="gr3" draw:text-style-name="P2" svg:width="3.308cm" svg:height="1.138cm" svg:x="0.702cm" svg:y="3.194cm"><text:p text:style-name="P2">Ritardo</text:p></draw:rect><draw:line text:anchor-type="paragraph" draw:z-index="49" draw:style-name="gr6" draw:text-style-name="P2" svg:x1="2.11cm" svg:y1="17.588cm" svg:x2="2.11cm" svg:y2="16.9cm"><text:p/></draw:line><draw:line text:anchor-type="paragraph" draw:z-index="50" draw:style-name="gr6" draw:text-style-name="P2" svg:x1="2.136cm" svg:y1="15.815cm" svg:x2="2.136cm" svg:y2="15.127cm"><text:p/></draw:line><draw:line text:anchor-type="paragraph" draw:z-index="51" draw:style-name="gr6" draw:text-style-name="P2" svg:x1="2.189cm" svg:y1="13.963cm" svg:x2="2.189cm" svg:y2="13.275cm"><text:p/></draw:line><draw:line text:anchor-type="paragraph" draw:z-index="52" draw:style-name="gr6" draw:text-style-name="P2" svg:x1="2.215cm" svg:y1="12.137cm" svg:x2="2.215cm" svg:y2="11.396cm"><text:p/></draw:line><draw:line text:anchor-type="paragraph" draw:z-index="53" draw:style-name="gr6" draw:text-style-name="P2" svg:x1="2.268cm" svg:y1="10.259cm" svg:x2="2.268cm" svg:y2="9.677cm"><text:p/></draw:line><draw:line text:anchor-type="paragraph" draw:z-index="54" draw:style-name="gr6" draw:text-style-name="P2" svg:x1="14.466cm" svg:y1="8.539cm" svg:x2="14.466cm" svg:y2="7.93cm"><text:p/></draw:line><draw:line text:anchor-type="paragraph" draw:z-index="55" draw:style-name="gr6" draw:text-style-name="P2" svg:x1="2.268cm" svg:y1="8.539cm" svg:x2="2.268cm" svg:y2="7.93cm"><text:p/></draw:line><draw:line text:anchor-type="paragraph" draw:z-index="56" draw:style-name="gr6" draw:text-style-name="P2" svg:x1="2.295cm" svg:y1="6.792cm" svg:x2="2.295cm" svg:y2="6.131cm"><text:p/></draw:line><draw:line text:anchor-type="paragraph" draw:z-index="57" draw:style-name="gr6" draw:text-style-name="P2" svg:x1="2.348cm" svg:y1="4.993cm" svg:x2="2.348cm" svg:y2="4.332cm"><text:p/></draw:line><draw:line text:anchor-type="paragraph" draw:z-index="58" draw:style-name="gr6" draw:text-style-name="P2" svg:x1="2.4cm" svg:y1="3.195cm" svg:x2="2.374cm" svg:y2="2.454cm"><text:p/></draw:line><draw:line text:anchor-type="paragraph" draw:z-index="59" draw:style-name="gr6" draw:text-style-name="P2" svg:x1="2.374cm" svg:y1="2.459cm" svg:x2="8.295cm" svg:y2="2.454cm"><text:p/></draw:line><draw:line text:anchor-type="paragraph" draw:z-index="60" draw:style-name="gr6" draw:text-style-name="P2" svg:x1="10.306cm" svg:y1="9.222cm" svg:x2="10.311cm" svg:y2="19.996cm"><text:p/></draw:line><draw:line text:anchor-type="paragraph" draw:z-index="61" draw:style-name="gr6" draw:text-style-name="P2" svg:x1="10.312cm" svg:y1="19.995cm" svg:x2="2.136cm" svg:y2="19.995cm"><text:p/></draw:line><draw:line text:anchor-type="paragraph" draw:z-index="62" draw:style-name="gr6" draw:text-style-name="P2" svg:x1="2.136cm" svg:y1="19.995cm" svg:x2="2.136cm" svg:y2="18.725cm"><text:p/></draw:line><draw:frame text:anchor-type="paragraph" draw:z-index="63" draw:style-name="gr5" draw:text-style-name="P2" svg:width="17.098cm" svg:height="1.59cm" svg:x="-0.012cm" svg:y="20.757cm"><draw:text-box><text:p text:style-name="P2">* Quando il sensore è premuto lo testo altre 2 volte per evitare che la pressione appena percepita dal microspocessore sia un disturbo o un rimbalzo del microswitch che causerebbe comunque la reazione di avvenuto contatto del robot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Estremità_20_linea_20_2" draw:display-name="Estremità linea 2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8M10S</meta:editing-duration>
    <meta:editing-cycles>16</meta:editing-cycles>
    <meta:generator>OpenOffice.org/3.1$Win32 OpenOffice.org_project/310m11$Build-9399</meta:generator>
    <dc:date>2009-06-18T19:33:53.14</dc:date>
    <meta:document-statistic meta:table-count="0" meta:image-count="0" meta:object-count="0" meta:page-count="1" meta:paragraph-count="1" meta:word-count="6" meta:character-count="39"/>
    <meta:user-defined meta:name="Info 1"/>
    <meta:user-defined meta:name="Info 2"/>
    <meta:user-defined meta:name="Info 3"/>
    <meta:user-defined meta:name="Info 4"/>
  </office:meta>
</office:document-meta>
</file>